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C00000017543E0B4087BB7ED99.png" manifest:media-type="image/png"/>
  <manifest:file-entry manifest:full-path="Pictures/100000000000005E00000053098B29D462115FE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NewsGotT" svg:font-family="NewsGotT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MS" svg:font-family="TrebuchetMS" style:font-family-generic="system" style:font-pitch="variable"/>
  </office:font-face-decls>
  <office:automatic-styles>
    <style:style style:name="Table1" style:family="table">
      <style:table-properties style:width="13.03cm" fo:margin-top="0cm" fo:margin-bottom="0cm" table:align="center" style:writing-mode="lr-tb"/>
    </style:style>
    <style:style style:name="Table1.A" style:family="table-column">
      <style:table-column-properties style:column-width="13.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3.411cm" fo:margin-top="0cm" fo:margin-bottom="0cm" table:align="center" style:writing-mode="lr-tb"/>
    </style:style>
    <style:style style:name="Table2.A" style:family="table-column">
      <style:table-column-properties style:column-width="13.41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1" style:family="table">
      <style:table-properties style:width="13.03cm" fo:margin-top="0cm" fo:margin-bottom="0cm" table:align="center" style:writing-mode="lr-tb"/>
    </style:style>
    <style:style style:name="Table1.A" style:family="table-column">
      <style:table-column-properties style:column-width="13.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NewsGotT" fo:font-size="11pt" fo:font-weight="bold" style:font-size-asian="11pt" style:font-weight-asian="bold" style:font-name-complex="TrebuchetMS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NewsGotT" fo:font-size="11pt" fo:font-weight="bold" style:font-size-asian="11pt" style:font-weight-asian="bold" style:font-name-complex="TrebuchetMS" style:font-size-complex="11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NewsGotT" fo:font-size="11pt" fo:font-weight="bold" style:font-size-asian="11pt" style:font-weight-asian="bold" style:font-name-complex="TrebuchetMS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NewsGotT" fo:font-size="11pt" fo:font-weight="bold" style:font-size-asian="11pt" style:font-weight-asian="bold" style:font-name-complex="TrebuchetMS" style:font-size-complex="11pt" style:font-weight-complex="bold"/>
    </style:style>
    <style:style style:name="P6" style:family="paragraph" style:parent-style-name="Standard">
      <style:text-properties fo:color="#000000" loext:opacity="100%" style:font-name="NewsGotT" fo:font-size="11pt" style:font-size-asian="11pt" style:font-name-complex="TrebuchetMS" style:font-size-complex="11pt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NewsGotT" fo:font-size="11pt" style:font-size-asian="11pt" style:font-name-complex="TrebuchetMS" style:font-size-complex="11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NewsGotT" fo:font-size="11pt" style:font-size-asian="11pt" style:font-name-complex="TrebuchetMS" style:font-size-complex="11pt"/>
    </style:style>
    <style:style style:name="P9" style:family="paragraph" style:parent-style-name="Standard">
      <style:paragraph-properties fo:text-align="center" style:justify-single-word="false" fo:orphans="0" fo:widows="0"/>
      <style:text-properties fo:color="#000000" loext:opacity="100%" style:font-name="NewsGotT" fo:font-size="11pt" style:font-size-asian="11pt" style:font-name-complex="TrebuchetMS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NewsGotT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 fo:orphans="0" fo:widows="0"/>
      <style:text-properties fo:color="#000000" loext:opacity="100%" style:font-name="NewsGotT"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 fo:orphans="0" fo:widows="0"/>
      <style:text-properties fo:color="#000000" loext:opacity="100%" style:font-name="NewsGotT" fo:font-size="11pt" style:font-size-asian="11pt" style:font-size-complex="11pt"/>
    </style:style>
    <style:style style:name="P13" style:family="paragraph" style:parent-style-name="Standard">
      <style:paragraph-properties fo:text-align="center" style:justify-single-word="false" fo:orphans="0" fo:widows="0"/>
      <style:text-properties fo:color="#000000" loext:opacity="100%" style:font-name="NewsGotT" fo:font-size="11pt" style:font-size-asian="11pt" style:font-name-complex="Arial" style:font-size-complex="11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 style:list-style-name="">
      <style:paragraph-properties fo:text-align="center" style:justify-single-word="false" fo:orphans="0" fo:widows="0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 fo:orphans="0" fo:widows="0"/>
    </style:style>
    <style:style style:name="P18" style:family="paragraph" style:parent-style-name="Standard" style:list-style-name="WWNum2">
      <style:paragraph-properties fo:text-align="justify" style:justify-single-word="false"/>
    </style:style>
    <style:style style:name="P19" style:family="paragraph" style:parent-style-name="Standard" style:list-style-name="WWNum1">
      <style:paragraph-properties fo:text-align="justify" style:justify-single-word="false">
        <style:tab-stops/>
      </style:paragraph-properties>
    </style:style>
    <style:style style:name="P20" style:family="paragraph" style:parent-style-name="Standard" style:list-style-name="WWNum1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style:font-name="NewsGotT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 fo:orphans="0" fo:widows="0"/>
      <style:text-properties style:font-name="NewsGotT" fo:font-size="11pt" style:font-size-asian="11pt" style:font-size-complex="11pt"/>
    </style:style>
    <style:style style:name="P23" style:family="paragraph" style:parent-style-name="Standard">
      <style:paragraph-properties fo:text-align="center" style:justify-single-word="false" fo:orphans="0" fo:widows="0"/>
      <style:text-properties style:font-name="NewsGotT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NewsGotT" fo:font-size="11pt" style:font-size-asian="11pt" style:font-name-complex="Tahoma1" style:font-size-complex="11pt"/>
    </style:style>
    <style:style style:name="P25" style:family="paragraph" style:parent-style-name="Standard">
      <style:paragraph-properties fo:text-align="justify" style:justify-single-word="false"/>
      <style:text-properties fo:background-color="transparent"/>
    </style:style>
    <style:style style:name="P26" style:family="paragraph" style:parent-style-name="Standard">
      <style:paragraph-properties fo:margin-left="-0.085cm" fo:margin-right="-0.09cm" fo:text-align="center" style:justify-single-word="false" fo:orphans="0" fo:widows="0" fo:text-indent="0cm" style:auto-text-indent="false"/>
      <style:text-properties fo:color="#000000" loext:opacity="100%" style:font-name="NewsGotT" fo:font-size="11pt" style:font-size-asian="11pt" style:font-name-complex="Arial" style:font-size-complex="11pt"/>
    </style:style>
    <style:style style:name="P27" style:family="paragraph" style:parent-style-name="Standard">
      <style:paragraph-properties fo:margin-left="0cm" fo:margin-right="-0.205cm" fo:text-align="center" style:justify-single-word="false" fo:orphans="0" fo:widows="0" fo:text-indent="0cm" style:auto-text-indent="false"/>
      <style:text-properties fo:color="#000000" loext:opacity="100%" style:font-name="NewsGotT" fo:font-size="11pt" style:font-size-asian="11pt" style:font-name-complex="Arial" style:font-size-complex="11pt"/>
    </style:style>
    <style:style style:name="P28" style:family="paragraph" style:parent-style-name="Standard">
      <style:paragraph-properties fo:margin-left="0cm" fo:margin-right="-0.205cm" fo:text-align="center" style:justify-single-word="false" fo:orphans="0" fo:widows="0" fo:text-indent="0cm" style:auto-text-indent="false"/>
      <style:text-properties fo:color="#000000" loext:opacity="100%" style:font-name="NewsGotT" fo:font-size="11pt" style:font-size-asian="11pt" style:font-name-complex="Arial" style:font-size-complex="11pt"/>
    </style:style>
    <style:style style:name="P29" style:family="paragraph" style:parent-style-name="Standard" style:list-style-name="" style:master-page-name="Standard">
      <style:paragraph-properties fo:text-align="justify" style:justify-single-word="false" fo:orphans="0" fo:widows="0" style:page-number="auto"/>
      <style:text-properties fo:color="#000000" loext:opacity="100%" style:font-name="NewsGotT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loext:opacity="100%" style:font-name="NewsGotT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000000" loext:opacity="100%" style:font-name="NewsGotT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fo:color="#000000" loext:opacity="100%" style:font-name="NewsGotT" fo:font-size="11pt" fo:font-weight="bold" style:font-size-asian="11pt" style:font-weight-asian="bold" style:font-name-complex="TrebuchetMS" style:font-size-complex="11pt"/>
    </style:style>
    <style:style style:name="T4" style:family="text">
      <style:text-properties fo:color="#000000" loext:opacity="100%" style:font-name="NewsGotT" fo:font-size="11pt" fo:font-weight="bold" style:font-size-asian="11pt" style:font-weight-asian="bold" style:font-name-complex="TrebuchetMS" style:font-size-complex="11pt" style:font-weight-complex="bold"/>
    </style:style>
    <style:style style:name="T5" style:family="text">
      <style:text-properties fo:color="#000000" loext:opacity="100%" style:font-name="NewsGotT" fo:font-size="11pt" style:font-size-asian="11pt" style:font-name-complex="TrebuchetMS" style:font-size-complex="11pt"/>
    </style:style>
    <style:style style:name="T6" style:family="text">
      <style:text-properties fo:color="#000000" loext:opacity="100%" style:font-name="NewsGotT" fo:font-size="11pt" style:font-size-asian="11pt" style:font-name-complex="Arial" style:font-size-complex="11pt"/>
    </style:style>
    <style:style style:name="T7" style:family="text">
      <style:text-properties fo:color="#000000" loext:opacity="100%" style:font-name="NewsGotT" fo:font-size="11pt" style:font-size-asian="11pt" style:font-size-complex="11pt"/>
    </style:style>
    <style:style style:name="T8" style:family="text">
      <style:text-properties fo:color="#000000" loext:opacity="100%" style:font-name="NewsGotT" fo:font-size="9pt" fo:font-style="italic" style:font-size-asian="9pt" style:font-style-asian="italic" style:font-size-complex="9pt" style:font-weight-complex="bold"/>
    </style:style>
    <style:style style:name="T9" style:family="text">
      <style:text-properties fo:color="#000000" loext:opacity="100%" style:font-name-complex="Arial"/>
    </style:style>
    <style:style style:name="T10" style:family="text">
      <style:text-properties style:font-name="NewsGotT" fo:font-size="11pt" style:font-size-asian="11pt" style:font-name-complex="Tahoma1" style:font-size-complex="11pt"/>
    </style:style>
    <style:style style:name="T11" style:family="text">
      <style:text-properties style:font-name="NewsGotT" fo:font-size="11pt" style:font-size-asian="11pt" style:font-name-complex="Tahoma1" style:font-size-complex="11pt" fo:background-color="#ffff00"/>
    </style:style>
    <style:style style:name="T12" style:family="text">
      <style:text-properties style:font-name="NewsGotT" fo:font-size="11pt" officeooo:rsid="0011eb0c" style:font-size-asian="11pt" style:font-name-complex="Tahoma1" style:font-size-complex="11pt"/>
    </style:style>
    <style:style style:name="T13" style:family="text">
      <style:text-properties style:font-name="NewsGotT" fo:font-size="11pt" officeooo:rsid="0011eb0c" style:font-size-asian="11pt" style:font-name-complex="Tahoma1" style:font-size-complex="11pt" fo:background-color="#ffff00"/>
    </style:style>
    <style:style style:name="T14" style:family="text">
      <style:text-properties style:font-name="NewsGotT" fo:font-size="11pt" style:font-size-asian="11pt" style:font-size-complex="11pt"/>
    </style:style>
    <style:style style:name="T15" style:family="text">
      <style:text-properties style:font-name="NewsGotT" fo:font-size="11pt" style:font-size-asian="11pt" style:font-size-complex="11pt" style:font-weight-complex="bold"/>
    </style:style>
    <style:style style:name="T16" style:family="text">
      <style:text-properties style:font-name="NewsGotT" fo:font-size="11pt" style:font-size-asian="11pt" style:font-name-complex="Arial" style:font-size-complex="11pt"/>
    </style:style>
    <style:style style:name="T17" style:family="text">
      <style:text-properties style:font-name="NewsGotT" fo:font-size="11pt" style:font-size-asian="11pt" style:font-name-complex="Arial" style:font-size-complex="11pt" style:font-weight-complex="bold"/>
    </style:style>
    <style:style style:name="T18" style:family="text">
      <style:text-properties style:font-name="NewsGotT" fo:font-size="11pt" style:font-size-asian="11pt" style:font-name-complex="TrebuchetMS" style:font-size-complex="11pt"/>
    </style:style>
    <style:style style:name="T19" style:family="text">
      <style:text-properties style:font-name="NewsGotT" fo:font-size="11pt" fo:font-weight="bold" style:font-size-asian="11pt" style:font-weight-asian="bold" style:font-name-complex="Tahoma1" style:font-size-complex="11pt"/>
    </style:style>
    <style:style style:name="T20" style:family="text">
      <style:text-properties style:font-name="NewsGotT" fo:font-size="11pt" fo:font-weight="bold" style:font-size-asian="11pt" style:font-weight-asian="bold" style:font-name-complex="Tahoma1" style:font-size-complex="11pt" fo:background-color="#ffff00"/>
    </style:style>
    <style:style style:name="T21" style:family="text">
      <style:text-properties style:font-name="NewsGotT" fo:font-size="11pt" fo:font-weight="bold" style:font-size-asian="11pt" style:font-weight-asian="bold" style:font-size-complex="11pt"/>
    </style:style>
    <style:style style:name="T22" style:family="text">
      <style:text-properties style:font-name="NewsGotT" fo:font-size="11pt" fo:font-weight="bold" style:font-size-asian="11pt" style:font-weight-asian="bold" style:font-name-complex="TrebuchetMS" style:font-size-complex="11pt"/>
    </style:style>
    <style:style style:name="T23" style:family="text">
      <style:text-properties style:font-name-complex="Tahoma1"/>
    </style:style>
    <style:style style:name="T24" style:family="text">
      <style:text-properties style:font-name="Trebuchet MS" fo:font-size="8pt" style:font-size-asian="8pt" style:font-size-complex="8pt"/>
    </style:style>
    <style:style style:name="T25" style:family="text">
      <style:text-properties officeooo:rsid="0011eb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/>
      <text:h text:style-name="P15" text:outline-level="1"><text:span text:style-name="T1">Protocolo de Dissertação em Empresa</text:span></text:h>
      <text:h text:style-name="P15" text:outline-level="1"><text:span text:style-name="T8">(Por favor eliminar os artigos O e A em cada frase de acordo com a concordância de género)</text:span></text:h>
      <text:p text:style-name="P16"><text:span text:style-name="T5">Entre:</text:span></text:p>
      <text:p text:style-name="P16"><text:span text:style-name="T10">Universidade do Minho com sede no Largo do Paço em Braga, na pessoa coletiva n.º 502011378, representada por Estela Guerreiro da Silva Bicho Erlhagen, Vice-Presidente da Escola de Engenharia doravante designada por </text:span><text:span text:style-name="T19">EEUM</text:span><text:span text:style-name="T10">.</text:span></text:p>
      <text:p text:style-name="P21"/>
      <text:p text:style-name="P16"><text:span text:style-name="T14">E</text:span></text:p>
      <text:p text:style-name="P21"/>
      <text:p text:style-name="P17"><text:span text:style-name="T5">PROEF EURICO FERREIRA PORTUGAL, S.A. pessoa coletiva nº 501 455 795 com sede em Rua do Poente, nº 166, 4785-509 Trofa, </text:span><text:span text:style-name="T6">representada por Sílvia Madalena da Silva Peixoto, na qualidade de Diretora de Recursos Humanos, </text:span><text:span text:style-name="T14">doravante denominada por </text:span><text:span text:style-name="T21">Empresa</text:span><text:span text:style-name="T14">.</text:span></text:p>
      <text:p text:style-name="P21"/>
      <text:p text:style-name="P16"><text:span text:style-name="T5">E</text:span></text:p>
      <text:p text:style-name="P7"/>
      <text:p text:style-name="P25"><text:span text:style-name="T10">A/O aluna/o António Sergio Costa Gomes, do curso </text:span><text:span text:style-name="T12">Mestrado Integrado em Engenharia Informática</text:span><text:span text:style-name="T10">, com o número mecanográfico </text:span><text:span text:style-name="T12">A67645</text:span><text:span text:style-name="T10">, portador do cartão do cidadão número </text:span><text:span text:style-name="T12">14627087</text:span><text:span text:style-name="T10">, residente </text:span><text:span text:style-name="T12">Rua da Seara nº16 Frossos Braga</text:span><text:span text:style-name="T10">, adiante designado por </text:span><text:span text:style-name="T19">Aluna/o</text:span><text:span text:style-name="T10">.</text:span></text:p>
      <text:p text:style-name="P24"/>
      <text:p text:style-name="P16"><text:span text:style-name="T16">No âmbito da cooperação entre a EEUM e a Empresa, é</text:span><text:span text:style-name="T18"> livremente e de boa-fé celebrado </text:span><text:span text:style-name="T5">e reduzido a escrito,</text:span><text:span text:style-name="T16"> o presente </text:span><text:span text:style-name="T15">Protocolo, </text:span><text:span text:style-name="T17">para a realização da Dissertação de Mestrado em Empresa/Instituição</text:span><text:span text:style-name="T18">, daqui por diante designada por </text:span><text:span text:style-name="T22">Dissertação</text:span><text:span text:style-name="T18">, que se rege pelas seguintes cláusulas:</text:span></text:p>
      <text:p text:style-name="P7"/>
      <text:p text:style-name="P14"><text:span text:style-name="T3">Artigo 1.º</text:span></text:p>
      <text:p text:style-name="P14"><text:span text:style-name="T3">Objetivo</text:span></text:p>
      <text:p text:style-name="P8"/>
      <text:p text:style-name="P16"><text:span text:style-name="T5">1 – Este documento tem por objetivo permitir uma </text:span><text:span text:style-name="T22">Dissertação</text:span><text:span text:style-name="T5"> em contexto misto (EEUM e Empresa), necessário e adequado ao complemento da formação do Aluno, a realizar num período 10 meses de 45 ECTS, que possibilite o desenvolvimento das competências científicas e profissionais do Aluno em causa; o estímulo de práticas inovadoras no universo empresarial; e a partilha de conhecimento entre a EEUM e a Empresa</text:span></text:p>
      <text:p text:style-name="P7"/>
      <text:p text:style-name="P16"><text:span text:style-name="T5">2 - Objetivos específicos:</text:span></text:p>
      <text:list xml:id="list3975331678" text:style-name="WWNum2">
        <text:list-item>
          <text:p text:style-name="P18"><text:span text:style-name="T5">Elaboração, por parte do aluno, de dissertação na realidade observada e experimentada na Empresa;</text:span></text:p>
        </text:list-item>
        <text:list-item>
          <text:p text:style-name="P18"><text:span text:style-name="T5">Desenvolvimento de competências do aluno, sob orientação partilhada da EEUM e Empresa; </text:span></text:p>
        </text:list-item>
      </text:list>
      <text:p text:style-name="P7"/>
      <text:p text:style-name="P14"><text:span text:style-name="T3">Artigo 2.º</text:span></text:p>
      <text:p text:style-name="P14"><text:span text:style-name="T3">Orientadores/Supervisores</text:span></text:p>
      <text:p text:style-name="Standard"><text:span text:style-name="T5">1- O(a) Aluno(a) é acompanhado(a) por orientadores </text:span></text:p>
      <text:p text:style-name="Standard"><text:span text:style-name="T5">EEUM Professor António Duarte Costa e Professora Helena Fernandez Lopez.</text:span></text:p>
      <text:p text:style-name="P6"/>
      <text:p text:style-name="Standard"><text:span text:style-name="T5">2- O (a) Aluno é acompanhado (a) por um supervisor(a) </text:span></text:p>
      <text:p text:style-name="Standard"><text:soft-page-break/><text:span text:style-name="T5">Empresa José Ribeiro</text:span><text:bookmark text:name="_GoBack"/><text:span text:style-name="T5">.</text:span></text:p>
      <text:p text:style-name="P2"/>
      <text:p text:style-name="P2"/>
      <text:p text:style-name="P14"><text:span text:style-name="T3">Artigo 3.º</text:span></text:p>
      <text:p text:style-name="P14"><text:span text:style-name="T3">Obrigações da Empresa</text:span></text:p>
      <text:p text:style-name="P16"><text:span text:style-name="T5">A Empresa facultará ao/à Aluno(a) os conhecimentos técnicos, administrativos e a assistência que considere necessários para a realização da Dissertação.</text:span></text:p>
      <text:p text:style-name="P7"/>
      <text:p text:style-name="P4"/>
      <text:p text:style-name="P14"><text:span text:style-name="T4">Artigo 4.º</text:span></text:p>
      <text:p text:style-name="P14"><text:span text:style-name="T4">Obrigações da EEUM e Seguro Escolar</text:span></text:p>
      <text:p text:style-name="P16"><text:span text:style-name="T5">Para além de outros deveres especialmente previstos no presente Termo, a EEUM encarrega o Diretor de Curso para acompanhar e orientar a execução da Proposta de trabalho da Dissertação, designadamente através da nomeação de um Orientador;</text:span></text:p>
      <text:p text:style-name="P16"><text:span text:style-name="T5">O aluno estará ainda coberto pelo seguro escolar, uma vez que a Dissertação – após entrega do Termo de Dissertação, assinado e homologado - é parte integrante do plano curricular do curso, e cuja apólice e informações podem ser consultadas em: </text:span></text:p>
      <text:p text:style-name="P16"><text:a xlink:type="simple" xlink:href="https://alunos.uminho.pt/PT/estudantes/matriculaseinscricoes/Paginas/seguroescolar.aspx" text:style-name="Internet_20_link" text:visited-style-name="Visited_20_Internet_20_Link"><text:span text:style-name="Internet_20_link"><text:span text:style-name="T18">https://alunos.uminho.pt/PT/estudantes/matriculaseinscricoes/Paginas/seguroescolar.aspx</text:span></text:span></text:a></text:p>
      <text:p text:style-name="P7"/>
      <text:p text:style-name="P14"><text:span text:style-name="T3">Artigo 5.º</text:span></text:p>
      <text:p text:style-name="P14"><text:span text:style-name="T4">Obrigações do(a) Aluno(a)</text:span></text:p>
      <text:p text:style-name="P16"><text:span text:style-name="T5">O/a Aluno(a), durante o período de realização da Dissertação, obriga-se a:</text:span></text:p>
      <text:list xml:id="list3836016911" text:style-name="WWNum1">
        <text:list-item>
          <text:p text:style-name="P19"><text:span text:style-name="T5">Respeitar o horário definido pelas partes, comparecer com assiduidade e pontualidade; </text:span></text:p>
        </text:list-item>
        <text:list-item>
          <text:p text:style-name="P19"><text:span text:style-name="T5">Tratar com respeito e urbanidade todas as pessoas com que se relacione durante o período de Dissertação;</text:span></text:p>
        </text:list-item>
        <text:list-item>
          <text:p text:style-name="P19"><text:span text:style-name="T5">Utilizar com o cuidado devido e zelar pela boa conservação dos equipamentos e demais bens que lhe sejam confiados para a realização do projeto;</text:span></text:p>
        </text:list-item>
        <text:list-item>
          <text:p text:style-name="P19"><text:span text:style-name="T5">Respeitar as regras internas da Empresa designadamente as relativas a segurança e higiene;</text:span></text:p>
        </text:list-item>
        <text:list-item>
          <text:p text:style-name="P19"><text:span text:style-name="T5">Guardar sigilo profissional sobre todo o trabalho, documentos produzidos e fornecidos;</text:span></text:p>
        </text:list-item>
        <text:list-item>
          <text:p text:style-name="P20"><text:span text:style-name="T5">Desempenhar com zelo e diligência as tarefas que no âmbito da dissertação lhe forem incumbidas;</text:span></text:p>
        </text:list-item>
        <text:list-item>
          <text:p text:style-name="P20"><text:span text:style-name="T5">Elaborar e submeter dentro dos prazos próprios da EEUM a Dissertação, parte integrante do plano curricular do curso;</text:span></text:p>
        </text:list-item>
        <text:list-item>
          <text:p text:style-name="P20"><text:span text:style-name="T5">Elaborar documento próprio, sobre o trabalho realizado, para a Empresa, caso esta o venha a solicitar.</text:span></text:p>
        </text:list-item>
      </text:list>
      <text:p text:style-name="P7"/>
      <text:p text:style-name="P2"/>
      <text:p text:style-name="P14"><text:span text:style-name="T3">Artigo 6º</text:span></text:p>
      <text:p text:style-name="P14"><text:span text:style-name="T3">Bolsa</text:span></text:p>
      <text:p text:style-name="P14"><text:span text:style-name="T5">(escolher a que interessa – eliminar as restantes)</text:span></text:p>
      <text:p text:style-name="P16"><text:span text:style-name="T5">Ao (À) Aluno (a), durante o período de Dissertação a desenvolver na </text:span><text:span text:style-name="T21">Empresa</text:span><text:span text:style-name="T5"> será atribuído a título de Bolsa, a importância mensal de 875,98 euros conforme tabela de valores das bolsas da FCT, I.P. no País (Anexo I – Tabela de subsídios mensais de manutenção do Regulamento de Bolsas de Investigação da FCT I.P) e Anexo II do Regulamento de Bolsas de Investigação da Universidade do Minho, publicado em Diário da República, 2.ª série, n.º 119, despacho n.º 6524/2020 de 22-06-2020, retificado através de declaração de retificação n.º 447/2021 de 22-06-</text:span><text:soft-page-break/><text:span text:style-name="T5">2021. A bolsa terá a duração de 10 meses, não prorrogáveis, e será atribuída pela Universidade do Minho, com verbas da dimensão ID24333, correspondente à cátedra Proef-dstelecom/IB-S. </text:span></text:p>
      <text:p text:style-name="P3"/>
      <text:p text:style-name="P2"/>
      <text:p text:style-name="P14"><text:span text:style-name="T3">Artigo 7.º</text:span></text:p>
      <text:p text:style-name="P14"><text:span text:style-name="T4">Local</text:span></text:p>
      <text:p text:style-name="P16"><text:span text:style-name="T5">A realização da Dissertação decorrerá nas instalações da EEUM, com visitas às instalações da Empresa. </text:span></text:p>
      <text:p text:style-name="P7"/>
      <text:p text:style-name="P2"/>
      <text:p text:style-name="P14"><text:span text:style-name="T3">Artigo 8.º</text:span></text:p>
      <text:p text:style-name="P14"><text:span text:style-name="T4">Período de Duração</text:span></text:p>
      <text:p text:style-name="P16"><text:span text:style-name="T5">1 - O período de realização da Dissertação decorrerá de 1 de outubro de 2022 a 31 de julho de 2023.</text:span></text:p>
      <text:p text:style-name="P7"/>
      <text:p text:style-name="P7"/>
      <text:p text:style-name="P14"><text:span text:style-name="T3">Artigo 9.º</text:span></text:p>
      <text:p text:style-name="P14"><text:span text:style-name="T4">Cessação</text:span></text:p>
      <text:p text:style-name="P5"/>
      <text:p text:style-name="P16"><text:span text:style-name="T5">1- A Dissertação pode cessar por mútuo acordo, por resolução de uma das partes ou na data do seu termo.</text:span></text:p>
      <text:p text:style-name="P16"><text:span text:style-name="T5">2- As partes poderão a todo o tempo, revogar o presente protocolo caso a Dissertação se torne desadequada do normal funcionamento das 2 partes.</text:span></text:p>
      <text:p text:style-name="P16"><text:span text:style-name="T5">3- Deve ser comunicada à outra parte, de imediato, e por escrito, devendo dela constar o(s) respetivo (s) motivo(os).</text:span></text:p>
      <text:p text:style-name="P16"><text:span text:style-name="T5">4- A violação grave ou reiterada das obrigações do (a) Aluno (a) confere à Empresa o direito de cessar de imediatamente todos os direitos dele emergentes, sem prejuízo da eventual responsabilidade civil ou criminal a que houver lugar.</text:span></text:p>
      <text:p text:style-name="P16"><text:span text:style-name="T5">4- A cessação da presente Dissertação, nos termos estipulados nos números anteriores não implica o pagamento de qualquer compensação ou indemnização seja a que título for por parte da Empresa.</text:span></text:p>
      <text:p text:style-name="P7"/>
      <text:p text:style-name="P7"/>
      <text:p text:style-name="P14"><text:span text:style-name="T3">Artigo 10º</text:span></text:p>
      <text:p text:style-name="P14"><text:span text:style-name="T3">Disposições Finais</text:span></text:p>
      <text:p text:style-name="P16"><text:span text:style-name="T5">1- A Dissertação não gera nem titula relações de trabalho ou qualquer tipo de vínculo laboral entre a Empresa e o (a) Aluno (a) e cessa com a conclusão do Termo de Dissertação e respetivos anexos.</text:span></text:p>
      <text:p text:style-name="P7"/>
      <text:p text:style-name="P7"/>
      <text:p text:style-name="P16"><text:span text:style-name="T5">Guimarães, 22 de setembro de 2022</text:span></text:p>
      <text:p text:style-name="P7"/>
      <text:p text:style-name="P1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26"/>
            <text:p text:style-name="P26"/>
            <text:p text:style-name="P26"/>
            <text:p text:style-name="P26"/>
            <text:p text:style-name="P13">_________________________________________________</text:p>
            <text:p text:style-name="P13"><text:soft-page-break/>O Representante da EEUM </text:p>
            <text:p text:style-name="P23"><text:span text:style-name="T9">(</text:span><text:span text:style-name="T23">Estela Guerreiro da Silva Bicho Erlhagen</text:span><text:span text:style-name="T9">)</text:span></text:p>
          </table:table-cell>
        </table:table-row>
        <table:table-row table:style-name="Table2.1">
          <table:table-cell table:style-name="Table2.A1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3">_________________________________________________</text:p>
                  <text:p text:style-name="P11">O representante da Empresa </text:p>
                  <text:p text:style-name="P23"><text:span text:style-name="T23">(</text:span><text:span text:style-name="T9">Sílvia Madalena da Silva Peixoto</text:span><text:span text:style-name="T23">)</text:span></text:p>
                </table:table-cell>
              </table:table-row>
            </table:table>
            <text:p text:style-name="P22"/>
            <text:p text:style-name="P27"/>
            <text:p text:style-name="P27"/>
            <text:p text:style-name="P27"/>
            <text:p text:style-name="P13">_________________________________________________</text:p>
            <text:p text:style-name="P27">O Aluno</text:p>
            <text:p text:style-name="P23"><text:span text:style-name="T9">(</text:span><text:span text:style-name="T23">António Sergio Costa Gomes</text:span><text:span text:style-name="T9">)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Normal" style:font-family-generic="modern" style:font-pitch="fixed"/>
    <style:font-face style:name="NewsGotT" svg:font-family="NewsGotT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MS" svg:font-family="TrebuchetM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Text_20_Char" style:display-name="Footnote Text Char" style:family="text" style:parent-style-name="Default_20_Paragraph_20_Font">
      <style:text-properties fo:language="pt" fo:country="PT" style:language-asian="pt" style:country-asian="PT" style:language-complex="ar" style:country-complex="SA"/>
    </style:style>
    <style:style style:name="Comment_20_Text_20_Char" style:display-name="Comment Text Char" style:family="text" style:parent-style-name="Default_20_Paragraph_20_Font">
      <style:text-properties fo:language="pt" fo:country="PT" style:language-asian="pt" style:country-asian="PT"/>
    </style:style>
    <style:style style:name="Comment_20_Subject_20_Char" style:display-name="Comment Subject Char" style:family="text" style:parent-style-name="Comment_20_Text_20_Char">
      <style:text-properties fo:language="pt" fo:country="PT" style:language-asian="pt" style:country-asian="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use-window-font-color="true" loext:opacity="0%" fo:font-size="8pt" style:font-size-asian="8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rebuchet MS" fo:font-size="8pt" style:font-size-asian="8pt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cm" fo:margin-left="3cm" fo:margin-right="3cm" style:writing-mode="lr-tb" style:layout-grid-color="#c0c0c0" style:layout-grid-lines="234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m 1" text:anchor-type="as-char" svg:width="2.6cm" svg:height="1.009cm" draw:z-index="3"><draw:image xlink:href="Pictures/10000201000003C00000017543E0B4087BB7ED99.png" xlink:type="simple" xlink:show="embed" xlink:actuate="onLoad" draw:mime-type="image/png"/></draw:frame><text:s text:c="96"/><draw:frame draw:style-name="Mfr2" draw:name="Image1" text:anchor-type="char" svg:x="13.088cm" svg:y="0.026cm" svg:width="2.485cm" svg:height="2.194cm" draw:z-index="7"><draw:image xlink:href="Pictures/100000000000005E00000053098B29D462115FE3.png" xlink:type="simple" xlink:show="embed" xlink:actuate="onLoad" draw:mime-type="image/png"/></draw:frame><text:s text:c="2"/></text:p>
        <text:p text:style-name="Header"/>
        <text:p text:style-name="Header"/>
        <text:p text:style-name="Header"/>
        <text:p text:style-name="Header"/>
      </style:header>
      <style:footer>
        <text:p text:style-name="MP1"><text:span text:style-name="MT1">Página </text:span><text:span text:style-name="MT1"><text:page-number text:select-page="current">4</text:page-number></text:span><text:span text:style-name="MT1"><text:s/>de </text:span><text:span text:style-name="MT1"><text:page-count>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Contrato para a realização de Dissertação de Mestrado</dc:title>
    <meta:initial-creator>rsleao</meta:initial-creator>
    <meta:editing-cycles>5</meta:editing-cycles>
    <meta:print-date>2012-02-15T12:22:00</meta:print-date>
    <meta:creation-date>2022-09-22T10:34:00</meta:creation-date>
    <dc:date>2022-09-26T21:56:58.593000000</dc:date>
    <meta:editing-duration>PT6M53S</meta:editing-duration>
    <meta:generator>LibreOffice/7.0.3.1$Windows_X86_64 LibreOffice_project/d7547858d014d4cf69878db179d326fc3483e082</meta:generator>
    <meta:document-statistic meta:table-count="2" meta:image-count="2" meta:object-count="0" meta:page-count="4" meta:paragraph-count="72" meta:word-count="952" meta:character-count="6276" meta:non-whitespace-character-count="5294"/>
    <meta:user-defined meta:name="AppVersion">16.0000</meta:user-defined>
    <meta:user-defined meta:name="Company">FEUP</meta:user-defined>
    <meta:user-defined meta:name="ContentTypeId">0x010100D5ADD647356D0E48A455DB602B873B6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